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Tipos de dispositivos digit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26" calcext:value-type="float">
            <text:p>26</text:p>
          </table:table-cell>
          <table:table-cell table:formula="of:=SUMIFS([$semana.C2:.C42];[$semana.A2:.A42];1;[$semana.E2:.E42];&quot;&lt;&gt;&quot;)" office:value-type="float" office:value="4" calcext:value-type="float">
            <text:p>4</text:p>
          </table:table-cell>
          <table:table-cell table:formula="of:=TEXT(IFERROR([.C2]/[.B2];0);&quot;0%&quot;)" office:value-type="string" office:string-value="15%" calcext:value-type="string">
            <text:p>1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20" calcext:value-type="float">
            <text:p>20</text:p>
          </table:table-cell>
          <table:table-cell table:formula="of:=SUMIFS([$semana.C2:.C42];[$semana.A2:.A42];2;[$semana.E2: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32" calcext:value-type="float">
            <text:p>32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4T09:47:49.340437570</dc:date>
    <meta:editing-duration>PT30M3S</meta:editing-duration>
    <meta:editing-cycles>14</meta:editing-cycles>
    <meta:generator>LibreOffice/7.4.0.3$Linux_X86_64 LibreOffice_project/f85e47c08ddd19c015c0114a68350214f7066f5a</meta:generator>
    <meta:document-statistic meta:table-count="2" meta:cell-count="146" meta:object-count="0"/>
  </office:meta>
</office:document-meta>
</file>